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 Serif" svg:font-family="'DejaVu Serif'" style:font-family-generic="roman" style:font-pitch="variable"/>
    <style:font-face style:name="IosevkaTerm NF ExtraBold" svg:font-family="'IosevkaTerm NF ExtraBold'" style:font-pitch="variable"/>
    <style:font-face style:name="Noto Sans Mono CJK SC" svg:font-family="'Noto Sans Mono CJK SC'" style:font-family-generic="modern" style:font-pitch="fixed"/>
  </office:font-face-decls>
  <office:automatic-styles>
    <style:style style:name="P1" style:family="paragraph" style:parent-style-name="Title">
      <style:text-properties style:font-name="IosevkaTerm NF ExtraBold" officeooo:rsid="000cce2f" officeooo:paragraph-rsid="000cce2f"/>
    </style:style>
    <style:style style:name="P2" style:family="paragraph" style:parent-style-name="Text_20_body">
      <style:text-properties style:font-name="IosevkaTerm NF ExtraBold" officeooo:rsid="000cce2f" officeooo:paragraph-rsid="000cce2f"/>
    </style:style>
    <style:style style:name="P3" style:family="paragraph" style:parent-style-name="Text_20_body">
      <style:text-properties style:font-name="IosevkaTerm NF ExtraBold" fo:font-size="16pt" officeooo:rsid="000cce2f" officeooo:paragraph-rsid="000cce2f" style:font-size-asian="14pt" style:font-size-complex="16pt"/>
    </style:style>
    <style:style style:name="P4" style:family="paragraph" style:parent-style-name="Text_20_body">
      <style:text-properties style:font-name="IosevkaTerm NF ExtraBold" fo:font-size="16pt" officeooo:rsid="000e0790" officeooo:paragraph-rsid="000e0790" style:font-size-asian="14pt" style:font-size-complex="16pt"/>
    </style:style>
    <style:style style:name="P5" style:family="paragraph" style:parent-style-name="Text_20_body">
      <style:text-properties style:font-name="IosevkaTerm NF ExtraBold" fo:font-size="16pt" officeooo:rsid="000cce2f" officeooo:paragraph-rsid="000e0790" style:font-size-asian="14pt" style:font-size-complex="16pt"/>
    </style:style>
    <style:style style:name="P6" style:family="paragraph" style:parent-style-name="Text_20_body">
      <style:text-properties officeooo:paragraph-rsid="000e0790"/>
    </style:style>
    <style:style style:name="P7" style:family="paragraph" style:parent-style-name="Text_20_body">
      <style:text-properties officeooo:rsid="000e0790" officeooo:paragraph-rsid="000e0790"/>
    </style:style>
    <style:style style:name="P8" style:family="paragraph" style:parent-style-name="Text_20_body">
      <style:text-properties style:font-name="IosevkaTerm NF ExtraBold" fo:font-size="16pt" officeooo:rsid="000f2dba" officeooo:paragraph-rsid="000f2dba" style:font-size-asian="16pt" style:font-size-complex="16pt"/>
    </style:style>
    <style:style style:name="P9" style:family="paragraph" style:parent-style-name="Text_20_body">
      <style:text-properties officeooo:paragraph-rsid="000f2dba"/>
    </style:style>
    <style:style style:name="P10" style:family="paragraph" style:parent-style-name="Text_20_body">
      <style:text-properties officeooo:rsid="000f2dba" officeooo:paragraph-rsid="000f2dba"/>
    </style:style>
    <style:style style:name="P11" style:family="paragraph" style:parent-style-name="Text_20_body">
      <style:text-properties officeooo:paragraph-rsid="001171f6"/>
    </style:style>
    <style:style style:name="P12" style:family="paragraph" style:parent-style-name="Text_20_body">
      <style:text-properties officeooo:rsid="00358bd1" officeooo:paragraph-rsid="00358bd1"/>
    </style:style>
    <style:style style:name="P13" style:family="paragraph" style:parent-style-name="Text_20_body">
      <style:text-properties style:font-name="IosevkaTerm NF ExtraBold" fo:font-size="16pt" officeooo:rsid="00358bd1" officeooo:paragraph-rsid="00358bd1" style:font-size-asian="16pt" style:font-size-complex="16pt"/>
    </style:style>
    <style:style style:name="P14" style:family="paragraph" style:parent-style-name="Text_20_body">
      <style:text-properties style:font-name="IosevkaTerm NF ExtraBold" fo:font-size="16pt" officeooo:rsid="001171f6" officeooo:paragraph-rsid="001171f6" style:font-size-asian="16pt" style:font-size-complex="16pt"/>
    </style:style>
    <style:style style:name="P15" style:family="paragraph" style:parent-style-name="Text_20_body">
      <style:text-properties officeooo:rsid="001171f6" officeooo:paragraph-rsid="001171f6"/>
    </style:style>
    <style:style style:name="P16" style:family="paragraph" style:parent-style-name="Preformatted_20_Text">
      <style:text-properties style:font-name="IosevkaTerm NF ExtraBold" fo:font-size="16pt" officeooo:rsid="001171f6" officeooo:paragraph-rsid="001171f6" style:font-size-asian="16pt" style:font-size-complex="16pt"/>
    </style:style>
    <style:style style:name="P17" style:family="paragraph" style:parent-style-name="Preformatted_20_Text">
      <style:text-properties style:font-name="IosevkaTerm NF ExtraBold" fo:font-size="16pt" style:font-size-asian="16pt" style:font-size-complex="16pt"/>
    </style:style>
    <style:style style:name="P18" style:family="paragraph" style:parent-style-name="Preformatted_20_Text">
      <style:paragraph-properties fo:margin-top="0in" fo:margin-bottom="0.1965in" style:contextual-spacing="false"/>
    </style:style>
    <style:style style:name="P19" style:family="paragraph" style:parent-style-name="Text_20_body">
      <style:text-properties style:font-name="IosevkaTerm NF ExtraBold" fo:font-size="16pt" officeooo:rsid="001357bb" officeooo:paragraph-rsid="001357bb" style:font-size-asian="16pt" style:font-size-complex="16pt"/>
    </style:style>
    <style:style style:name="P20" style:family="paragraph" style:parent-style-name="Preformatted_20_Text">
      <style:text-properties style:font-name="IosevkaTerm NF ExtraBold" fo:font-size="16pt" officeooo:rsid="001357bb" officeooo:paragraph-rsid="001357bb" style:font-size-asian="16pt" style:font-size-complex="16pt"/>
    </style:style>
    <style:style style:name="P21" style:family="paragraph" style:parent-style-name="Preformatted_20_Text">
      <style:text-properties officeooo:rsid="001357bb" officeooo:paragraph-rsid="001357bb"/>
    </style:style>
    <style:style style:name="P22" style:family="paragraph" style:parent-style-name="Text_20_body">
      <style:text-properties officeooo:rsid="001357bb" officeooo:paragraph-rsid="001357bb"/>
    </style:style>
    <style:style style:name="P23" style:family="paragraph" style:parent-style-name="Text_20_body">
      <style:text-properties style:font-name="IosevkaTerm NF ExtraBold" fo:font-size="16pt" officeooo:rsid="00185789" officeooo:paragraph-rsid="00185789" style:font-size-asian="16pt" style:font-size-complex="16pt"/>
    </style:style>
    <style:style style:name="P24" style:family="paragraph" style:parent-style-name="Text_20_body">
      <style:text-properties style:font-name="IosevkaTerm NF ExtraBold" fo:font-size="16pt" officeooo:rsid="00145d9f" officeooo:paragraph-rsid="00145d9f" style:font-size-asian="16pt" style:font-size-complex="16pt"/>
    </style:style>
    <style:style style:name="P25" style:family="paragraph" style:parent-style-name="Text_20_body">
      <style:text-properties style:font-name="IosevkaTerm NF ExtraBold" fo:font-size="16pt" officeooo:rsid="00145d9f" officeooo:paragraph-rsid="001357bb" style:font-size-asian="16pt" style:font-size-complex="16pt"/>
    </style:style>
    <style:style style:name="P26" style:family="paragraph" style:parent-style-name="Text_20_body">
      <style:text-properties style:font-name="IosevkaTerm NF ExtraBold" fo:font-size="16pt" officeooo:rsid="0036b7d0" officeooo:paragraph-rsid="0036b7d0" style:font-size-asian="16pt" style:font-size-complex="16pt"/>
    </style:style>
    <style:style style:name="P27" style:family="paragraph" style:parent-style-name="Text_20_body">
      <style:text-properties officeooo:rsid="0015286a" officeooo:paragraph-rsid="0015286a"/>
    </style:style>
    <style:style style:name="P28" style:family="paragraph" style:parent-style-name="Text_20_body">
      <style:text-properties style:font-name="IosevkaTerm NF ExtraBold" fo:font-size="16pt" officeooo:rsid="0015286a" officeooo:paragraph-rsid="0015286a" style:font-size-asian="16pt" style:font-size-complex="16pt"/>
    </style:style>
    <style:style style:name="P29" style:family="paragraph" style:parent-style-name="Text_20_body">
      <style:text-properties style:font-name="IosevkaTerm NF ExtraBold" fo:font-size="16pt" officeooo:rsid="001a4d3c" officeooo:paragraph-rsid="001a4d3c" style:font-size-asian="16pt" style:font-size-complex="16pt"/>
    </style:style>
    <style:style style:name="P30" style:family="paragraph" style:parent-style-name="Text_20_body">
      <style:text-properties style:font-name="IosevkaTerm NF ExtraBold" fo:font-size="16pt" officeooo:rsid="001a4d3c" officeooo:paragraph-rsid="003852a9" style:font-size-asian="16pt" style:font-size-complex="16pt"/>
    </style:style>
    <style:style style:name="P31" style:family="paragraph" style:parent-style-name="Text_20_body">
      <style:text-properties style:font-name="IosevkaTerm NF ExtraBold" fo:font-size="16pt" officeooo:rsid="001b1baa" officeooo:paragraph-rsid="003852a9" style:font-size-asian="16pt" style:font-size-complex="16pt"/>
    </style:style>
    <style:style style:name="P32" style:family="paragraph" style:parent-style-name="Text_20_body">
      <style:text-properties style:font-name="IosevkaTerm NF ExtraBold" fo:font-size="16pt" officeooo:rsid="0030db19" officeooo:paragraph-rsid="0030db19" style:font-size-asian="16pt" style:font-size-complex="16pt"/>
    </style:style>
    <style:style style:name="P33" style:family="paragraph" style:parent-style-name="Text_20_body">
      <style:text-properties style:font-name="IosevkaTerm NF ExtraBold" fo:font-size="16pt" officeooo:rsid="001c12a3" officeooo:paragraph-rsid="001c12a3" style:font-size-asian="16pt" style:font-size-complex="16pt"/>
    </style:style>
    <style:style style:name="P34" style:family="paragraph" style:parent-style-name="Text_20_body">
      <style:text-properties style:font-name="IosevkaTerm NF ExtraBold" fo:font-size="16pt" officeooo:rsid="003b2b8f" officeooo:paragraph-rsid="003b2b8f" style:font-size-asian="16pt" style:font-size-complex="16pt"/>
    </style:style>
    <style:style style:name="P35" style:family="paragraph" style:parent-style-name="Text_20_body">
      <style:text-properties style:font-name="IosevkaTerm NF ExtraBold" fo:font-size="16pt" officeooo:rsid="003beb5e" officeooo:paragraph-rsid="003beb5e" style:font-size-asian="16pt" style:font-size-complex="16pt"/>
    </style:style>
    <style:style style:name="P36" style:family="paragraph" style:parent-style-name="Text_20_body">
      <style:text-properties officeooo:paragraph-rsid="003d4466"/>
    </style:style>
    <style:style style:name="P37" style:family="paragraph" style:parent-style-name="Text_20_body">
      <style:text-properties officeooo:rsid="003d4466" officeooo:paragraph-rsid="003d4466"/>
    </style:style>
    <style:style style:name="P38" style:family="paragraph" style:parent-style-name="Text_20_body">
      <style:text-properties style:font-name="IosevkaTerm NF ExtraBold" fo:font-size="16pt" officeooo:rsid="003d4466" officeooo:paragraph-rsid="003d4466" style:font-size-asian="16pt" style:font-size-complex="16pt"/>
    </style:style>
    <style:style style:name="P39" style:family="paragraph" style:parent-style-name="Text_20_body">
      <style:text-properties style:font-name="IosevkaTerm NF ExtraBold" fo:font-size="16pt" officeooo:rsid="003ed1bd" officeooo:paragraph-rsid="003ed1bd" style:font-size-asian="16pt" style:font-size-complex="16pt"/>
    </style:style>
    <style:style style:name="P40" style:family="paragraph" style:parent-style-name="Text_20_body">
      <style:text-properties officeooo:rsid="003ed1bd" officeooo:paragraph-rsid="003ed1bd"/>
    </style:style>
    <style:style style:name="P41" style:family="paragraph" style:parent-style-name="Text_20_body">
      <style:text-properties style:font-name="IosevkaTerm NF ExtraBold" fo:font-size="16pt" officeooo:rsid="001da824" officeooo:paragraph-rsid="003d4466" style:font-size-asian="16pt" style:font-size-complex="16pt"/>
    </style:style>
    <style:style style:name="P42" style:family="paragraph" style:parent-style-name="Text_20_body">
      <style:text-properties style:font-name="IosevkaTerm NF ExtraBold" fo:font-size="16pt" officeooo:rsid="001da824" officeooo:paragraph-rsid="001da824" style:font-size-asian="16pt" style:font-size-complex="16pt"/>
    </style:style>
    <style:style style:name="P43" style:family="paragraph" style:parent-style-name="Text_20_body">
      <style:text-properties style:font-name="IosevkaTerm NF ExtraBold" fo:font-size="16pt" officeooo:rsid="001da824" officeooo:paragraph-rsid="0041f064" style:font-size-asian="16pt" style:font-size-complex="16pt"/>
    </style:style>
    <style:style style:name="P44" style:family="paragraph" style:parent-style-name="Text_20_body">
      <style:text-properties style:font-name="IosevkaTerm NF ExtraBold" fo:font-size="16pt" officeooo:rsid="001da824" officeooo:paragraph-rsid="00450912" style:font-size-asian="16pt" style:font-size-complex="16pt"/>
    </style:style>
    <style:style style:name="P45" style:family="paragraph" style:parent-style-name="Text_20_body">
      <style:text-properties style:font-name="IosevkaTerm NF ExtraBold" fo:font-size="16pt" fo:font-style="normal" officeooo:rsid="00450912" officeooo:paragraph-rsid="00450912" style:font-size-asian="16pt" style:font-style-asian="normal" style:font-size-complex="16pt" style:font-style-complex="normal"/>
    </style:style>
    <style:style style:name="P46" style:family="paragraph" style:parent-style-name="Text_20_body">
      <style:text-properties style:font-name="IosevkaTerm NF ExtraBold" fo:font-size="16pt" fo:font-style="normal" officeooo:rsid="0043ae91" officeooo:paragraph-rsid="0043ae91" style:font-size-asian="16pt" style:font-style-asian="normal" style:font-size-complex="16pt" style:font-style-complex="normal"/>
    </style:style>
    <style:style style:name="P47" style:family="paragraph" style:parent-style-name="Text_20_body">
      <style:text-properties style:font-name="IosevkaTerm NF ExtraBold" fo:font-size="16pt" officeooo:rsid="001da824" officeooo:paragraph-rsid="001feda4" style:font-size-asian="16pt" style:font-size-complex="16pt"/>
    </style:style>
    <style:style style:name="P48" style:family="paragraph" style:parent-style-name="Text_20_body">
      <style:text-properties style:font-name="IosevkaTerm NF ExtraBold" fo:font-size="16pt" officeooo:rsid="001feda4" officeooo:paragraph-rsid="001feda4" style:font-size-asian="16pt" style:font-size-complex="16pt"/>
    </style:style>
    <style:style style:name="P49" style:family="paragraph" style:parent-style-name="Text_20_body">
      <style:text-properties style:font-name="IosevkaTerm NF ExtraBold" fo:font-size="16pt" officeooo:rsid="0020ce6f" officeooo:paragraph-rsid="0020ce6f" style:font-size-asian="16pt" style:font-size-complex="16pt"/>
    </style:style>
    <style:style style:name="P50" style:family="paragraph" style:parent-style-name="Text_20_body">
      <style:text-properties style:font-name="IosevkaTerm NF ExtraBold" fo:font-size="16pt" officeooo:rsid="00213d35" officeooo:paragraph-rsid="00213d35" style:font-size-asian="16pt" style:font-size-complex="16pt"/>
    </style:style>
    <style:style style:name="P51" style:family="paragraph" style:parent-style-name="Text_20_body">
      <style:text-properties style:font-name="IosevkaTerm NF ExtraBold" fo:font-size="16pt" officeooo:rsid="002320f6" officeooo:paragraph-rsid="002320f6" style:font-size-asian="16pt" style:font-size-complex="16pt"/>
    </style:style>
    <style:style style:name="P52" style:family="paragraph" style:parent-style-name="Text_20_body">
      <style:text-properties style:font-name="IosevkaTerm NF ExtraBold" fo:font-size="16pt" officeooo:rsid="00236378" officeooo:paragraph-rsid="00236378" style:font-size-asian="16pt" style:font-size-complex="16pt"/>
    </style:style>
    <style:style style:name="P53" style:family="paragraph" style:parent-style-name="Text_20_body">
      <style:text-properties style:font-name="IosevkaTerm NF ExtraBold" fo:font-size="16pt" officeooo:rsid="0024056a" officeooo:paragraph-rsid="0024056a" style:font-size-asian="16pt" style:font-size-complex="16pt"/>
    </style:style>
    <style:style style:name="P54" style:family="paragraph" style:parent-style-name="Text_20_body">
      <style:text-properties style:font-name="IosevkaTerm NF ExtraBold" fo:font-size="16pt" officeooo:rsid="00258c5f" officeooo:paragraph-rsid="00258c5f" style:font-size-asian="16pt" style:font-size-complex="16pt"/>
    </style:style>
    <style:style style:name="P55" style:family="paragraph" style:parent-style-name="Text_20_body">
      <style:text-properties style:font-name="IosevkaTerm NF ExtraBold" fo:font-size="16pt" officeooo:rsid="002768dc" officeooo:paragraph-rsid="002768dc" style:font-size-asian="16pt" style:font-size-complex="16pt"/>
    </style:style>
    <style:style style:name="T1" style:family="text">
      <style:text-properties officeooo:rsid="000e0790"/>
    </style:style>
    <style:style style:name="T2" style:family="text">
      <style:text-properties style:font-name="IosevkaTerm NF ExtraBold" fo:font-size="16pt" officeooo:rsid="000e0790" style:font-size-asian="14pt" style:font-size-complex="16pt"/>
    </style:style>
    <style:style style:name="T3" style:family="text">
      <style:text-properties style:font-name="IosevkaTerm NF ExtraBold" fo:font-size="16pt" style:font-size-asian="14pt" style:font-size-complex="16pt"/>
    </style:style>
    <style:style style:name="T4" style:family="text">
      <style:text-properties style:font-name="IosevkaTerm NF ExtraBold" fo:font-size="16pt" style:font-size-asian="16pt" style:font-size-complex="16pt"/>
    </style:style>
    <style:style style:name="T5" style:family="text">
      <style:text-properties style:font-name="IosevkaTerm NF ExtraBold" fo:font-size="16pt" officeooo:rsid="0034b2d4" style:font-size-asian="16pt" style:font-size-complex="16pt"/>
    </style:style>
    <style:style style:name="T6" style:family="text">
      <style:text-properties style:font-name="IosevkaTerm NF ExtraBold" fo:font-size="16pt" officeooo:rsid="000f2dba" style:font-size-asian="16pt" style:font-size-complex="16pt"/>
    </style:style>
    <style:style style:name="T7" style:family="text">
      <style:text-properties style:font-name="IosevkaTerm NF ExtraBold" fo:font-size="16pt" officeooo:rsid="00358bd1" style:font-size-asian="16pt" style:font-size-complex="16pt"/>
    </style:style>
    <style:style style:name="T8" style:family="text">
      <style:text-properties style:font-name="IosevkaTerm NF ExtraBold" fo:font-size="16pt" officeooo:rsid="002d0c16" style:font-size-asian="16pt" style:font-size-complex="16pt"/>
    </style:style>
    <style:style style:name="T9" style:family="text">
      <style:text-properties style:font-name="IosevkaTerm NF ExtraBold" fo:font-size="16pt" officeooo:rsid="003958a1" style:font-size-asian="16pt" style:font-size-complex="16pt"/>
    </style:style>
    <style:style style:name="T10" style:family="text">
      <style:text-properties officeooo:rsid="00358bd1"/>
    </style:style>
    <style:style style:name="T11" style:family="text">
      <style:text-properties officeooo:rsid="002d0c16"/>
    </style:style>
    <style:style style:name="T12" style:family="text">
      <style:text-properties style:font-name="IosevkaTerm NF ExtraBold" fo:font-size="16pt" officeooo:rsid="001171f6" style:font-size-asian="16pt" style:font-size-complex="16pt"/>
    </style:style>
    <style:style style:name="T13" style:family="text">
      <style:text-properties officeooo:rsid="0039fa9f"/>
    </style:style>
    <style:style style:name="T14" style:family="text">
      <style:text-properties style:font-name="IosevkaTerm NF ExtraBold" fo:font-size="16pt" officeooo:rsid="00145d9f" style:font-size-asian="16pt" style:font-size-complex="16pt"/>
    </style:style>
    <style:style style:name="T15" style:family="text">
      <style:text-properties style:font-name="IosevkaTerm NF ExtraBold" fo:font-size="16pt" officeooo:rsid="0018489c" style:font-size-asian="16pt" style:font-size-complex="16pt"/>
    </style:style>
    <style:style style:name="T16" style:family="text">
      <style:text-properties officeooo:rsid="002fa526"/>
    </style:style>
    <style:style style:name="T17" style:family="text">
      <style:text-properties officeooo:rsid="0036a3fa"/>
    </style:style>
    <style:style style:name="T18" style:family="text">
      <style:text-properties officeooo:rsid="003852a9"/>
    </style:style>
    <style:style style:name="T19" style:family="text">
      <style:text-properties officeooo:rsid="00318e44"/>
    </style:style>
    <style:style style:name="T20" style:family="text">
      <style:text-properties officeooo:rsid="003911c6"/>
    </style:style>
    <style:style style:name="T21" style:family="text">
      <style:text-properties officeooo:rsid="003b2b8f"/>
    </style:style>
    <style:style style:name="T22" style:family="text">
      <style:text-properties officeooo:rsid="003beb5e"/>
    </style:style>
    <style:style style:name="T23" style:family="text">
      <style:text-properties style:font-name="IosevkaTerm NF ExtraBold" fo:font-size="16pt" officeooo:rsid="003beb5e" style:font-size-asian="16pt" style:font-size-complex="16pt"/>
    </style:style>
    <style:style style:name="T24" style:family="text">
      <style:text-properties style:font-name="IosevkaTerm NF ExtraBold" fo:font-size="16pt" officeooo:rsid="003d4466" style:font-size-asian="16pt" style:font-size-complex="16pt"/>
    </style:style>
    <style:style style:name="T25" style:family="text">
      <style:text-properties fo:color="#cdd6f4" loext:opacity="100%" fo:font-size="16pt" officeooo:rsid="003d4466" style:font-size-asian="16pt" style:font-size-complex="16pt"/>
    </style:style>
    <style:style style:name="T26" style:family="text">
      <style:text-properties officeooo:rsid="0041f064"/>
    </style:style>
    <style:style style:name="T27" style:family="text">
      <style:text-properties officeooo:rsid="0043ae91"/>
    </style:style>
    <style:style style:name="T28" style:family="text">
      <style:text-properties fo:font-style="italic" officeooo:rsid="0043ae91" style:font-style-asian="italic" style:font-style-complex="italic"/>
    </style:style>
    <style:style style:name="T29" style:family="text">
      <style:text-properties fo:font-style="normal" officeooo:rsid="0043ae91" style:font-style-asian="normal" style:font-style-complex="normal"/>
    </style:style>
    <style:style style:name="T30" style:family="text">
      <style:text-properties fo:font-style="normal" officeooo:rsid="00450912" style:font-style-asian="normal" style:font-style-complex="normal"/>
    </style:style>
    <style:style style:name="T31" style:family="text">
      <style:text-properties officeooo:rsid="001f930a"/>
    </style:style>
    <style:style style:name="T32" style:family="text">
      <style:text-properties officeooo:rsid="002369fe"/>
    </style:style>
    <style:style style:name="T33" style:family="text">
      <style:text-properties officeooo:rsid="001feda4"/>
    </style:style>
    <style:style style:name="T34" style:family="text">
      <style:text-properties officeooo:rsid="00213d35"/>
    </style:style>
    <style:style style:name="T35" style:family="text">
      <style:text-properties officeooo:rsid="0021f1d3"/>
    </style:style>
    <style:style style:name="T36" style:family="text">
      <style:text-properties officeooo:rsid="003368ad"/>
    </style:style>
    <style:style style:name="T37" style:family="text">
      <style:text-properties officeooo:rsid="00295b5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RTIX-HYPRLAND-DINIT BASE-INSTALL</text:p>
      <text:p text:style-name="P2"/>
      <text:p text:style-name="P3">1. Boot into live ISO (ensure you are booted in UEFI mode),<text:span text:style-name="T1">launch terminal and login as root user via command:</text:span></text:p>
      <text:p text:style-name="P4">sudo -s</text:p>
      <text:p text:style-name="P3"/>
      <text:p text:style-name="P3">2. Create partitions <text:span text:style-name="T1">(using cfdisk) </text:span>and format the partitions according to desired filesytems [GPT &gt; EFI-VFAT ROOT/HOME-BTTRFS/EXT4]</text:p>
      <text:p text:style-name="P3"/>
      <text:p text:style-name="P5">3. - <text:span text:style-name="T1">connect internet (via c0nnman applet in statusbar)</text:span></text:p>
      <text:p text:style-name="P4"><text:s text:c="3"/>- update system clock via command: <text:s/>dinitctl start ntpd</text:p>
      <text:p text:style-name="P5"><text:s text:c="3"/></text:p>
      <text:p text:style-name="P4">4. edit /etc/pacman.conf and /etc/pacman.d/mirorrlist reespectively</text:p>
      <text:p text:style-name="P4">- parallel downloading 16</text:p>
      <text:p text:style-name="P4">- enable lib32 multilib</text:p>
      <text:p text:style-name="P4">- ILoveCandy</text:p>
      <text:p text:style-name="P4">- ensure closest mirrors are set in mirrorlist</text:p>
      <text:p text:style-name="P6"><text:span text:style-name="T2"/></text:p>
      <text:p text:style-name="P4">initiate the pacman-key for the first time</text:p>
      <text:p text:style-name="P4">via command: <text:s/>pacman-key –init</text:p>
      <text:p text:style-name="P4"><text:s text:c="14"/>pacman-key –-populate artix</text:p>
      <text:p text:style-name="P7"><text:soft-page-break/><text:span text:style-name="T3">(note: second one has to be runned twice until gpg keys output says trusted) </text:span></text:p>
      <text:p text:style-name="P7"><text:span text:style-name="T2"/></text:p>
      <text:p text:style-name="P8">5. Base install via command:</text:p>
      <text:p text:style-name="P9"><text:span text:style-name="T4">basestrap /mnt base base-devel dinit </text:span><text:span text:style-name="T5">seatd seatd</text:span><text:span text:style-name="T4">-dinit </text:span><text:span text:style-name="T6">linux-zen linux-zen-headers linux-firmware-</text:span><text:span text:style-name="T5">intel linux-firmware-realtek (linux-firmware-nvidia) </text:span><text:span text:style-name="T6">intel-ucode (btrfs-progs) </text:span><text:span text:style-name="T5">iwd iwd-dinit doas openresolv ufw ufw-dinit zramen zramen-dinit zsh zsh-completions </text:span><text:span text:style-name="T6">git </text:span><text:span text:style-name="T7">vim </text:span><text:span text:style-name="T5">(</text:span><text:span text:style-name="T6">nano</text:span><text:span text:style-name="T5">)</text:span><text:span text:style-name="T6"> </text:span><text:span text:style-name="T5">(</text:span><text:span text:style-name="T6">fish</text:span><text:span text:style-name="T5">)</text:span><text:span text:style-name="T6"> grub efibootmgr dbus dbus-dinit dbus-dinit-user </text:span><text:span text:style-name="T5">connman</text:span><text:span text:style-name="T6"> </text:span><text:span text:style-name="T5">connman</text:span><text:span text:style-name="T6">-dinit </text:span><text:span text:style-name="T5">connman-gtk </text:span><text:span text:style-name="T6">turnstile turnstile-dinit xdg-utils xdg-user-dirs </text:span><text:span text:style-name="T8">tlp tlp-dinit acpid acpid-dinit </text:span><text:span text:style-name="T9">thermald thermald-dinit </text:span><text:span text:style-name="T5">artix-archlinux-support</text:span><text:span text:style-name="T8"> </text:span></text:p>
      <text:p text:style-name="P9"><text:span text:style-name="T6"/></text:p>
      <text:p text:style-name="P8">(note: networkmanager relies on dbus to be enabled already and has wpa_supplicant <text:span text:style-name="T10">or it could use iwd as its backend</text:span> as a dependency <text:span text:style-name="T11">also choose either TLP or Power-Profiles-Daemon</text:span>)</text:p>
      <text:p text:style-name="P9"><text:span text:style-name="T6"/></text:p>
      <text:p text:style-name="P8">6. Generate fstab and chroot into install via command:</text:p>
      <text:p text:style-name="P9"><text:span text:style-name="T6"><text:s text:c="3"/>- </text:span><text:span text:style-name="T4">fstabgen -U /mnt &gt;&gt; /mnt/etc/fstab</text:span></text:p>
      <text:p text:style-name="P9"><text:span text:style-name="T6"><text:s text:c="3"/>- </text:span><text:span text:style-name="T4">artix-chroot /</text:span><text:span text:style-name="T6">mnt</text:span></text:p>
      <text:p text:style-name="P10"><text:span text:style-name="T6"/></text:p>
      <text:p text:style-name="P11"><text:span text:style-name="T6">7. </text:span><text:span text:style-name="T12">Basic Configuration in Chroot mode</text:span></text:p>
      <text:p text:style-name="P12"><text:span text:style-name="T12">r</text:span><text:span text:style-name="T4">emove sudo package via:</text:span></text:p>
      <text:p text:style-name="P13">pacman -Rdd sudo</text:p>
      <text:p text:style-name="P13"><text:soft-page-break/>also edit /etc/pacman.conf file as such:</text:p>
      <text:p text:style-name="P13">IgnorePkg = sudo</text:p>
      <text:p text:style-name="P12"><text:span text:style-name="T6"/></text:p>
      <text:p text:style-name="P14">Set Timezone via symlink:</text:p>
      <text:p text:style-name="P14">ln -sf /usr/share/zoneinfo/Pacific/Fiji /etc/localtime</text:p>
      <text:p text:style-name="P14">set clock: hwclock –systohc</text:p>
      <text:p text:style-name="P15"><text:span text:style-name="T4"/></text:p>
      <text:p text:style-name="P14">set localization via: nano /etc/locale.gen</text:p>
      <text:p text:style-name="P14">uncomment en_US.UTF-8 in file then run: locale-gen</text:p>
      <text:p text:style-name="P15"><text:span text:style-name="T4"/></text:p>
      <text:p text:style-name="P14">- create conf files for hostname and locale stuff respectively</text:p>
      <text:p text:style-name="P14">echo LANG=en_US.UTF-8 &gt; /etc/locale.conf</text:p>
      <text:p text:style-name="P14">echo KEYMAP=us &gt; /etc/vconsole.conf</text:p>
      <text:p text:style-name="P14">echo artixHP &gt; /etc/hostname</text:p>
      <text:p text:style-name="P15"><text:span text:style-name="T4"/></text:p>
      <text:p text:style-name="P14">- Edit hosts file using nano</text:p>
      <text:p text:style-name="P16">nano /etc/hosts</text:p>
      <text:p text:style-name="P17"/>
      <text:p text:style-name="P17">127.0.0.1 <text:s text:c="7"/>localhost</text:p>
      <text:p text:style-name="P17">::1 <text:s text:c="13"/>localhost</text:p>
      <text:p text:style-name="P18"><text:span text:style-name="T4">127.0.1.1 <text:s text:c="7"/></text:span><text:span text:style-name="Emphasis"><text:span text:style-name="T4">myhostname</text:span></text:span><text:span text:style-name="T4">.localdomain <text:s/></text:span><text:span text:style-name="Emphasis"><text:span text:style-name="T4">myhostname</text:span></text:span></text:p>
      <text:p text:style-name="P19"/>
      <text:p text:style-name="P19"/>
      <text:p text:style-name="P19"/>
      <text:p text:style-name="P19"><text:soft-page-break/>8. GRUB</text:p>
      <text:p text:style-name="P20">Install grub(uefi) via:</text:p>
      <text:p text:style-name="P20"/>
      <text:p text:style-name="P20">grub-install --target=x86_64-efi --efi-directory=/boot/efi --bootloader-id=Artix_Dinit_Hyprland</text:p>
      <text:p text:style-name="P19"/>
      <text:p text:style-name="P19">create grub config via:</text:p>
      <text:p text:style-name="P21"><text:span text:style-name="T4"/></text:p>
      <text:p text:style-name="P20">grub-mkconfig -o /boot/grub/grub.cfg</text:p>
      <text:p text:style-name="P22"><text:span text:style-name="T4"/></text:p>
      <text:p text:style-name="P19">9. Create $USER and root passwords</text:p>
      <text:p text:style-name="P13">creating a root user account is optional but since people wanna practice a more secure and privacy oriented lifestyle we can ignore doing so ..considering also we might also be using doas...</text:p>
      <text:p text:style-name="P19"><text:span text:style-name="T13">[optional] </text:span>- root password via:</text:p>
      <text:p text:style-name="P19"><text:s/>passwd ******</text:p>
      <text:p text:style-name="P19"/>
      <text:p text:style-name="P19">- create user and allow user to be in groups:</text:p>
      <text:p text:style-name="P22"><text:span text:style-name="T4">useradd -m -G sys,log,network,</text:span><text:span text:style-name="T14">floppy,scanner,power,users,video,storage,optical,lp,audio,wheel,adm,</text:span><text:span text:style-name="T15">input </text:span><text:span text:style-name="T14"><text:s/>-s /bin/</text:span><text:span text:style-name="T7">z</text:span><text:span text:style-name="T14">sh glimps3</text:span></text:p>
      <text:p text:style-name="P23">(note: -s /bin/bash is already used by default in linux <text:span text:style-name="T11">also “rfkill” </text:span><text:span text:style-name="T16">not available (or </text:span><text:span text:style-name="T11">has been removed from repo</text:span><text:span text:style-name="T16">)</text:span><text:span text:style-name="T11"> and “input” is usually not recommended for security reasons so omit it</text:span>)</text:p>
      <text:p text:style-name="P24"><text:soft-page-break/>- create password for user:</text:p>
      <text:p text:style-name="P24">passwd glimps3 *****</text:p>
      <text:p text:style-name="P25">- <text:span text:style-name="T17">create /etc/doas.conf and add</text:span> user to wheel group:</text:p>
      <text:p text:style-name="P26">echo permit persist keepenv :wheel &gt; /etc/doas.conf</text:p>
      <text:p text:style-name="P26"/>
      <text:p text:style-name="P26">- then change owner and set permissions for it via:</text:p>
      <text:p text:style-name="P26">chown -c root:root /etc/doas.conf</text:p>
      <text:p text:style-name="P26">chmod 0400 /etc/doas.conf</text:p>
      <text:p text:style-name="P27"><text:span text:style-name="T12"/></text:p>
      <text:p text:style-name="P27"><text:span text:style-name="T12">9. </text:span><text:span text:style-name="T4">Exit out of shell &amp; chroot and change directory then <text:s/>unmount /mnt via:</text:span></text:p>
      <text:p text:style-name="P28">exit </text:p>
      <text:p text:style-name="P28">cd</text:p>
      <text:p text:style-name="P28">umount -R /mnt</text:p>
      <text:p text:style-name="P27"><text:span text:style-name="T4"/></text:p>
      <text:p text:style-name="P28">finally REBOOT !!!</text:p>
      <text:p text:style-name="P29"/>
      <text:p text:style-name="P29">10. <text:span text:style-name="T18">Enable and set services as root</text:span></text:p>
      <text:p text:style-name="P30"><text:s text:c="4"/><text:span text:style-name="T18">loginto user</text:span></text:p>
      <text:p text:style-name="P31"><text:s text:c="4"/>setfont -d</text:p>
      <text:p text:style-name="P30"><text:s text:c="4"/><text:span text:style-name="T18">xdg-user-dirs-update</text:span> </text:p>
      <text:p text:style-name="P29"><text:s text:c="4"/>enable <text:span text:style-name="T19">system </text:span>services:</text:p>
      <text:p text:style-name="P29">- <text:span text:style-name="T20">doas </text:span>dinitctl enable dbus</text:p>
      <text:p text:style-name="P29"><text:soft-page-break/>- d<text:span text:style-name="T20">oas dinitctl enable thermald</text:span></text:p>
      <text:p text:style-name="P32">-</text:p>
      <text:p text:style-name="P29">- </text:p>
      <text:p text:style-name="P33">(<text:span text:style-name="T21">set dns &amp; wifi internet</text:span>)</text:p>
      <text:p text:style-name="P34">-Generate /etc/resolv.conf via running:</text:p>
      <text:p text:style-name="P34"><text:s/>doas resolvconf -u</text:p>
      <text:p text:style-name="P34">-Edit /etc/resolvconf.conf and add your favourite dns server eg using adguard dns:</text:p>
      <text:p text:style-name="P34">name_servers=94.140.14.14</text:p>
      <text:p text:style-name="P34">-To prevent <text:span text:style-name="T22">dns from being overwritten run:</text:span></text:p>
      <text:p text:style-name="P35">doas chattr +i /etc/resolvconf.conf</text:p>
      <text:p text:style-name="P35">-create /etc/iwd</text:p>
      <text:p text:style-name="P35">doas mkdir -p /etc/iwd</text:p>
      <text:p text:style-name="P36"><text:span text:style-name="T23">-</text:span><text:span text:style-name="T24">create a new file in /etc/iwd/main.conf</text:span></text:p>
      <text:p text:style-name="P37"><text:span text:style-name="T4"/></text:p>
      <text:p text:style-name="P38">[General]</text:p>
      <text:p text:style-name="P39">EnableNetworkConfiguration=true</text:p>
      <text:p text:style-name="P39">AddressRandomization=network</text:p>
      <text:p text:style-name="P39">AddressRandomizationRange=full</text:p>
      <text:p text:style-name="P40"><text:span text:style-name="T4"/></text:p>
      <text:p text:style-name="P39">[Network]</text:p>
      <text:p text:style-name="P39">EnableIPv6=false</text:p>
      <text:p text:style-name="P39">NameResolvingService=resolvconf</text:p>
      <text:p text:style-name="P40"><text:soft-page-break/><text:span text:style-name="T4"/></text:p>
      <text:p text:style-name="P39">[Settings]</text:p>
      <text:p text:style-name="P39">AutoConnect=true</text:p>
      <text:p text:style-name="P36"><text:span text:style-name="Source_20_Text"><text:span text:style-name="T25"/></text:span></text:p>
      <text:p text:style-name="P41">11. -unblock hardwardware interface via command:</text:p>
      <text:p text:style-name="P42"><text:s text:c="5"/><text:span text:style-name="T26">doas </text:span>rfkill unblock wifi bluetooth</text:p>
      <text:p text:style-name="P42"><text:s text:c="4"/>-set wifi link up via command:</text:p>
      <text:p text:style-name="P42"><text:s text:c="5"/><text:span text:style-name="T26">doas </text:span>ip link set wlan0 up</text:p>
      <text:p text:style-name="P42"><text:s text:c="4"/>(note: find interface names via: ip a)</text:p>
      <text:p text:style-name="P43"><text:s text:c="4"/>-<text:span text:style-name="T26">enable iwd service via:</text:span></text:p>
      <text:p text:style-name="P43"><text:s text:c="4"/><text:span text:style-name="T26">doas dinitctl enable iwd</text:span></text:p>
      <text:p text:style-name="P43"><text:s text:c="4"/>-connect to wifi via <text:span text:style-name="T27">iwctl</text:span>:</text:p>
      <text:p text:style-name="P42"><text:s text:c="4"/><text:span text:style-name="T27">iwctl</text:span></text:p>
      <text:p text:style-name="P42"><text:s text:c="4"/><text:span text:style-name="T27">device list</text:span></text:p>
      <text:p text:style-name="P42"><text:s text:c="4"/><text:span text:style-name="T27">station wlan0 scan</text:span></text:p>
      <text:p text:style-name="P42"><text:s text:c="4"/><text:span text:style-name="T27">station wlan get-networks</text:span></text:p>
      <text:p text:style-name="P42"><text:s text:c="4"/><text:span text:style-name="T27">station wlan0 connect </text:span><text:span text:style-name="T28">“SSID”</text:span></text:p>
      <text:p text:style-name="P44"><text:span text:style-name="T28"><text:s text:c="3"/></text:span><text:span text:style-name="T29">-</text:span><text:span text:style-name="T30">prompt will appear to enter passphrase</text:span></text:p>
      <text:p text:style-name="P44"><text:span text:style-name="T30"/></text:p>
      <text:p text:style-name="P44"><text:span text:style-name="T30"/></text:p>
      <text:p text:style-name="P44"><text:span text:style-name="T30"/></text:p>
      <text:p text:style-name="P45"><text:s/></text:p>
      <text:p text:style-name="P46"/>
      <text:p text:style-name="P42"><text:soft-page-break/></text:p>
      <text:p text:style-name="P42"/>
      <text:p text:style-name="P42"/>
      <text:p text:style-name="P42">12. Install packages</text:p>
      <text:p text:style-name="P47">pacman -S mesa mesa-utils xf86-video-intel hyprland xdg-desktop-portal-hyprland xdg-desktop-portal-gtk <text:span text:style-name="T31">xorg-xwayland </text:span>kitty ttf-iosevkaterm-nerd thunar thunar-volman thunar-archive-plugin file-roller gvfs gvfs-mtp firefox pipewire pipewire-dinit pipewire-pulse pipewire-pulse-dinit wireplumber wireplumber-dinit pipewire-jack bluez bluez-dinit blueman network-manager-applet waybar ttf-nerd-fonts-symbols-<text:span text:style-name="T31">mono </text:span>wofi wlogout <text:span text:style-name="T31">mako jq </text:span>ffmpeg mpv mpd ncmpcpp pavucontrol <text:span text:style-name="T31">grim slurp </text:span>zramen zramen-dinit thermald thermald-dinit ufw ufw-dinit sddm sddm-dinit ttf-dejavu power-profiles-daemon power-profiles-daemon-dinit <text:span text:style-name="T32">python-gobject</text:span></text:p>
      <text:p text:style-name="P47"/>
      <text:p text:style-name="P48">13. - exit out root and login to user account</text:p>
      <text:p text:style-name="P47">- <text:span text:style-name="T33">launch fish shell</text:span></text:p>
      <text:p text:style-name="P47">- <text:span text:style-name="T33">ceate user directories: xdg-user-dirs-update</text:span></text:p>
      <text:p text:style-name="P47">- <text:span text:style-name="T33">enable user services:</text:span></text:p>
      <text:p text:style-name="P48"><text:s/>dinitctl enable dbus</text:p>
      <text:p text:style-name="P48"><text:s/>dinictl enable pipewire</text:p>
      <text:p text:style-name="P48"><text:s/>dinictl enable pipewire-pulse</text:p>
      <text:p text:style-name="P48"><text:s/>dinictl enable wireplumber</text:p>
      <text:p text:style-name="P48"><text:soft-page-break/>(note: pipewire services has to be enabled first before <text:s text:c="6"/>waybar is launched if not it will crash)</text:p>
      <text:p text:style-name="P48">- enable login manager:</text:p>
      <text:p text:style-name="P48">sudo dinitctl enable sddm</text:p>
      <text:p text:style-name="P48">14. Launch Thunar and transfer dot config files and dot theme files then reboot</text:p>
      <text:p text:style-name="P48"/>
      <text:p text:style-name="P48">15. set up AUR helper</text:p>
      <text:p text:style-name="P48">- insttall archlinux repos:</text:p>
      <text:p text:style-name="P48">sudo pacman -S artix-archlinux-support</text:p>
      <text:p text:style-name="P48">append the repos in /etc/pacman.conf</text:p>
      <text:p text:style-name="P48">run: sudo pacman-key --populate archlinux</text:p>
      <text:p text:style-name="P49">sync servers via: sudo pacman -Syyy</text:p>
      <text:p text:style-name="P49">use git clone and setup aur helper (yay-bin)</text:p>
      <text:p text:style-name="P49"/>
      <text:p text:style-name="P49">16. Download extra packages <text:span text:style-name="T34">to complete Hyprland setup</text:span></text:p>
      <text:p text:style-name="P49"/>
      <text:p text:style-name="P50">yay -S <text:s/>brightnessctl <text:span text:style-name="T35">pamixer </text:span>world/ttf-nerd-fonts-symbols-common extra/nwg-look extra/mpc extra/swww extra/swappy pavucontrol geany <text:span text:style-name="T35">foilate android-tools hyprlock hypridle htop powertop neofetch libreoffice-still libreoffice-still-en-gb aur/spflashtool-bin world/pacman-contrib pacman-cleanup-hook mpd mpd-dinit-user ncmpcpp qt5-wayland world/qt5graphicaleffects world/qt5-quickcontrols world/qt5quickcontrols2 world/qt5-virtualkeyboard aur/wvkbd </text:span><text:soft-page-break/><text:span text:style-name="T35">cava </text:span><text:span text:style-name="T36">tlp tlp-dinit ethtool acpid acpid-dinit grub-btrfs inotify-tools</text:span></text:p>
      <text:p text:style-name="P51"/>
      <text:p text:style-name="P51"/>
      <text:p text:style-name="P51"/>
      <text:p text:style-name="P51">17. setup sddm virtualkeyboard by editing</text:p>
      <text:p text:style-name="P51"/>
      <text:p text:style-name="P51">sudo nano /usr/lib/sddm/sddm.conf.d/default.conf</text:p>
      <text:p text:style-name="P51">sudo nano /etc/sddm.conf.d/sddm.conf</text:p>
      <text:p text:style-name="P51">sudo nano /etc/sddm.conf</text:p>
      <text:p text:style-name="P51"/>
      <text:p text:style-name="P51">[General]</text:p>
      <text:p text:style-name="P51"># Which display server should be used.</text:p>
      <text:p text:style-name="P51"># Valid values are: x11, x11-user, wayland. Wayland support is experimental</text:p>
      <text:p text:style-name="P51">DisplayServer=x11</text:p>
      <text:p text:style-name="P51"/>
      <text:p text:style-name="P51"># Input method module</text:p>
      <text:p text:style-name="P51">InputMethod=qtvirtualkeyboard</text:p>
      <text:p text:style-name="P51"/>
      <text:p text:style-name="P51">(note: virtualkeyboard can only work in X11)</text:p>
      <text:p text:style-name="P51"/>
      <text:p text:style-name="P52"/>
      <text:p text:style-name="P52"><text:soft-page-break/></text:p>
      <text:p text:style-name="P52"/>
      <text:p text:style-name="P52"/>
      <text:p text:style-name="P52">18. setup zramen swap</text:p>
      <text:p text:style-name="P52"/>
      <text:p text:style-name="P53">Edit /etc/dinit.d/zramen by commenting the current entries and</text:p>
      <text:p text:style-name="P53">adding:</text:p>
      <text:p text:style-name="P53">type <text:s text:c="8"/>= scripted</text:p>
      <text:p text:style-name="P53">command <text:s text:c="5"/>= /usr/bin/zramen make</text:p>
      <text:p text:style-name="P53">stop-command = /usr/bin/zramen toss</text:p>
      <text:p text:style-name="P53">env-file <text:s text:c="4"/>= /etc/dinit.d/config/zramen.conf</text:p>
      <text:p text:style-name="P53">logfile <text:s text:c="5"/>= /var/log/dinit/zramen.log</text:p>
      <text:p text:style-name="P53">depends-on <text:s text:c="2"/>= early-devices.target</text:p>
      <text:p text:style-name="P53">after <text:s text:c="7"/>= early-fs-local.target # can be removed if logfile is removed/log-type is buffer</text:p>
      <text:p text:style-name="P53"/>
      <text:p text:style-name="P54">create /etc/dinit.d/config/zramen.conf and adding:</text:p>
      <text:p text:style-name="P54"/>
      <text:p text:style-name="P54">ZRAM_COMP_ALGORITHM=zstd # for testing purposes</text:p>
      <text:p text:style-name="P54">#ZRAM_PRIORITY=32767</text:p>
      <text:p text:style-name="P54">ZRAM_SIZE=50</text:p>
      <text:p text:style-name="P54">#ZRAM_MAX_SIZE=4096</text:p>
      <text:p text:style-name="P54">#ZRAM_STREAMS=1</text:p>
      <text:p text:style-name="P54"><text:soft-page-break/></text:p>
      <text:p text:style-name="P54">lastly enable zrame via: </text:p>
      <text:p text:style-name="P54">sudo dinitctl enable zramen</text:p>
      <text:p text:style-name="P54"/>
      <text:p text:style-name="P54"/>
      <text:p text:style-name="P55">19. Fonts,Icons &amp; Themes</text:p>
      <text:p text:style-name="P55">NWG-LOOK (uses local/user locations) </text:p>
      <text:p text:style-name="P55">- detects fonts in <text:s/>~/.local/share/fonts</text:p>
      <text:p text:style-name="P55">- detects icons in ~/.icons</text:p>
      <text:p text:style-name="P55">- detects themes in ~/.themes</text:p>
      <text:p text:style-name="P55"/>
      <text:p text:style-name="P55">SDDM (uses system/root locations)</text:p>
      <text:p text:style-name="P55">- detects fonts in /usr/local/share/fonts</text:p>
      <text:p text:style-name="P55">(note: folder has to be created)</text:p>
      <text:p text:style-name="P55">- detects icons in /usr/share/icons</text:p>
      <text:p text:style-name="P55">(note: usually for cursor themes <text:span text:style-name="T37">obviously</text:span>)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 Serif" svg:font-family="'DejaVu Serif'" style:font-family-generic="roman" style:font-pitch="variable"/>
    <style:font-face style:name="IosevkaTerm NF ExtraBold" svg:font-family="'IosevkaTerm NF ExtraBold'" style:font-pitch="variable"/>
    <style:font-face style:name="Noto Sans Mono CJK SC" svg:font-family="'Noto Sans Mono CJK SC'" style:font-family-generic="modern" style:font-pitch="fixed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DejaVu Serif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DejaVu Serif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Noto Sans Mono CJK SC" style:font-family-asian="'Noto Sans Mono CJK SC'" style:font-family-generic-asian="modern" style:font-pitch-asian="fixed" style:font-name-complex="DejaVu Sans Mono" style:font-family-complex="'DejaVu Sans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5T05:46:24.305511217</meta:creation-date>
    <dc:date>2025-07-16T09:34:18.498625205</dc:date>
    <meta:editing-duration>PT3H21M45S</meta:editing-duration>
    <meta:editing-cycles>48</meta:editing-cycles>
    <meta:generator>LibreOffice/24.8.7.2$Linux_X86_64 LibreOffice_project/480$Build-2</meta:generator>
    <meta:document-statistic meta:table-count="0" meta:image-count="0" meta:object-count="0" meta:page-count="12" meta:paragraph-count="170" meta:word-count="995" meta:character-count="7795" meta:non-whitespace-character-count="6792"/>
  </office:meta>
</office:document-meta>
</file>